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fo:language="de" fo:country="DE" officeooo:rsid="00570a8c" officeooo:paragraph-rsid="00570a8c"/>
    </style:style>
    <style:style style:name="P24" style:family="paragraph" style:parent-style-name="Text_20_body">
      <style:text-properties fo:language="de" fo:country="DE" officeooo:rsid="0082a09a" officeooo:paragraph-rsid="00602e19"/>
    </style:style>
    <style:style style:name="P25" style:family="paragraph" style:parent-style-name="Text_20_body">
      <style:text-properties officeooo:rsid="00570a8c" officeooo:paragraph-rsid="00570a8c"/>
    </style:style>
    <style:style style:name="P26" style:family="paragraph" style:parent-style-name="Text_20_body">
      <style:text-properties officeooo:paragraph-rsid="005cba36"/>
    </style:style>
    <style:style style:name="P27" style:family="paragraph" style:parent-style-name="Text_20_body">
      <style:text-properties officeooo:paragraph-rsid="0061be3c"/>
    </style:style>
    <style:style style:name="P28" style:family="paragraph" style:parent-style-name="Heading_20_1">
      <style:text-properties fo:language="de" fo:country="DE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612ac"/>
    </style:style>
    <style:style style:name="T59" style:family="text">
      <style:text-properties fo:language="de" fo:country="DE" officeooo:rsid="00602e19"/>
    </style:style>
    <style:style style:name="T60" style:family="text">
      <style:text-properties officeooo:rsid="009612ac"/>
    </style:style>
    <style:style style:name="T61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62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63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64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Ziel</text:h>
      <text:p text:style-name="P1">Sprachlehrer-Webseite für mich</text:p>
      <text:h text:style-name="P28" text:outline-level="1">Schritte</text:h>
      <text:p text:style-name="P22"/>
      <text:p text:style-name="P25"><text:span text:style-name="T32">C</text:span><text:span text:style-name="T31">reate login function on Client &amp; Server</text:span></text:p>
      <text:p text:style-name="P23"/>
      <text:p text:style-name="Text_20_body"><text:span text:style-name="T32">D</text:span><text:span text:style-name="T59">isplay Vocabs in website</text:span><text:span text:style-name="T34">/ allow to add &amp; remove</text:span><text:span text:style-name="T59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pan text:style-name="T45">-Delete vocab<text:line-break/></text:span><text:span text:style-name="T55">--Select all-Checkbo</text:span><text:span text:style-name="T56">x: Wie wähle ich Checkboxes per Funktion aus?<text:line-break/></text:span><text:span text:style-name="T57">→</text:span><text:span text:style-name="T58">List "selected" mit keys (German vocab)/ <text:line-break/>→</text:span><text:span text:style-name="T61">input</text:span><text:span text:style-name="T62"> </text:span><text:span text:style-name="T63">type</text:span><text:span text:style-name="T62">=</text:span><text:span text:style-name="T64">"checkbox"</text:span><text:span text:style-name="T62"> </text:span><text:span text:style-name="T63">:value</text:span><text:span text:style-name="T62">="</text:span><text:span text:style-name="T63">vocab</text:span><text:span text:style-name="T62">.</text:span><text:span text:style-name="T63">german</text:span><text:span text:style-name="T62">" </text:span><text:span text:style-name="T63">v-model</text:span><text:span text:style-name="T62">="</text:span><text:span text:style-name="T63">selected</text:span><text:span text:style-name="T62">"<text:line-break/></text:span><text:span text:style-name="T60">-Funktion "delete selected vocabs"<text:line-break/>--Add button for delete<text:tab/><text:tab/><text:tab/><text:tab/><text:tab/><text:tab/><text:tab/><text:tab/><text:tab/><text:tab/>v<text:line-break/>--What does a delete-request look like?<text:line-break/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--Wie funktioniert delete in Python?</text:span></text:p>
      <text:p text:style-name="P24"/>
      <text:p text:style-name="P24"/>
      <text:p text:style-name="P27"><text:soft-page-break/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26"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20"><text:soft-page-break/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7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<text:soft-page-break/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2-28T20:40:16.581000000</dc:date>
    <meta:editing-duration>P22DT20M17S</meta:editing-duration>
    <meta:editing-cycles>143</meta:editing-cycles>
    <meta:document-statistic meta:table-count="0" meta:image-count="0" meta:object-count="0" meta:page-count="4" meta:paragraph-count="29" meta:word-count="617" meta:character-count="4683" meta:non-whitespace-character-count="3698"/>
  </office:meta>
</office:document-meta>
</file>